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achlieli CLM3"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Nachlieli CLM1" svg:font-family="'Nachlieli CLM'"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2" svg:font-family="'Nachlieli CLM'" style:font-family-generic="roman" style:font-pitch="variable"/>
    <style:font-face style:name="OpenSymbol1"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margin-top="0.1965in" fo:margin-bottom="0in" loext:contextual-spacing="false" fo:line-height="100%" fo:text-align="end" style:justify-single-word="false" style:writing-mode="rl-tb"/>
      <style:text-properties style:use-window-font-color="true" style:font-name="David CLM" officeooo:rsid="02d00e5f" officeooo:paragraph-rsid="073e1a57" style:font-name-complex="David CLM"/>
    </style:style>
    <style:style style:name="P4" style:family="paragraph" style:parent-style-name="Text_20_body">
      <style:paragraph-properties fo:margin-top="0.1965in" fo:margin-bottom="0in" loext:contextual-spacing="false" fo:line-height="100%" fo:text-align="end" style:justify-single-word="false" style:writing-mode="rl-tb"/>
      <style:text-properties officeooo:paragraph-rsid="072c7d16"/>
    </style:style>
    <style:style style:name="P5" style:family="paragraph" style:parent-style-name="Text_20_body">
      <style:paragraph-properties fo:margin-top="0.1965in" fo:margin-bottom="0in" loext:contextual-spacing="false" fo:line-height="100%" fo:text-align="end" style:justify-single-word="false" style:writing-mode="rl-tb"/>
      <style:text-properties officeooo:paragraph-rsid="0737baaf"/>
    </style:style>
    <style:style style:name="P6" style:family="paragraph" style:parent-style-name="Heading_20_1">
      <style:paragraph-properties fo:margin-top="0.1965in" fo:margin-bottom="0in" loext:contextual-spacing="false" fo:line-height="100%" fo:text-align="end" style:justify-single-word="false" style:writing-mode="rl-tb"/>
      <style:text-properties style:use-window-font-color="true" style:font-name="David CLM" fo:font-size="21pt" fo:font-weight="bold" officeooo:rsid="0726b96f" officeooo:paragraph-rsid="0726b96f" style:font-name-asian="Noto Sans CJK SC Regular" style:font-size-asian="18.2000007629395pt" style:font-weight-asian="bold" style:font-name-complex="David CLM" style:font-size-complex="21pt" style:font-weight-complex="bold"/>
    </style:style>
    <style:style style:name="P7" style:family="paragraph" style:parent-style-name="Standard">
      <style:paragraph-properties fo:margin-top="0.1965in" fo:margin-bottom="0in" loext:contextual-spacing="false" fo:line-height="100%" fo:text-align="end" style:justify-single-word="false" style:writing-mode="rl-tb"/>
      <style:text-properties officeooo:rsid="073862a3" officeooo:paragraph-rsid="0741baa7"/>
    </style:style>
    <style:style style:name="P8" style:family="paragraph" style:parent-style-name="Standard">
      <style:text-properties officeooo:paragraph-rsid="0741baa7"/>
    </style:style>
    <style:style style:name="P9" style:family="paragraph" style:parent-style-name="Text_20_body">
      <style:paragraph-properties fo:margin-top="0.1965in" fo:margin-bottom="0in" loext:contextual-spacing="false" fo:line-height="100%" fo:text-align="end" style:justify-single-word="false" style:writing-mode="rl-tb"/>
      <style:text-properties style:use-window-font-color="true" style:text-position="9% 100%" style:font-name="David CLM" fo:font-size="12pt" officeooo:rsid="0741baa7" officeooo:paragraph-rsid="0741baa7" style:font-size-asian="12pt" style:font-name-complex="David CLM" style:font-size-complex="12pt" style:font-weight-complex="normal"/>
    </style:style>
    <style:style style:name="P10" style:family="paragraph" style:parent-style-name="חצי_20_שורה">
      <style:text-properties officeooo:paragraph-rsid="0741baa7"/>
    </style:style>
    <style:style style:name="T1" style:family="text">
      <style:text-properties style:use-window-font-color="true" style:text-position="9% 100%" style:font-name="David CLM" fo:font-size="12pt" fo:font-weight="normal" officeooo:rsid="072c7d16" style:font-size-asian="12pt" style:font-weight-asian="normal" style:font-name-complex="David CLM" style:font-size-complex="12pt" style:font-weight-complex="normal"/>
    </style:style>
    <style:style style:name="T2" style:family="text">
      <style:text-properties style:use-window-font-color="true" style:text-position="9% 100%" style:font-name="David CLM" fo:font-size="12pt" fo:font-weight="normal" officeooo:rsid="072e9360" style:font-size-asian="12pt" style:font-weight-asian="normal" style:font-name-complex="David CLM" style:font-size-complex="12pt" style:font-weight-complex="normal"/>
    </style:style>
    <style:style style:name="T3" style:family="text">
      <style:text-properties style:use-window-font-color="true" style:text-position="9% 100%" style:font-name="David CLM" fo:font-size="12pt" fo:font-weight="normal" officeooo:rsid="072d399e" style:font-size-asian="12pt" style:font-weight-asian="normal" style:font-name-complex="David CLM" style:font-size-complex="12pt" style:font-weight-complex="normal"/>
    </style:style>
    <style:style style:name="T4" style:family="text">
      <style:text-properties style:use-window-font-color="true" style:text-position="9% 100%" style:font-name="David CLM" fo:font-size="12pt" fo:font-weight="normal" officeooo:rsid="073460b9" style:font-size-asian="12pt" style:font-weight-asian="normal" style:font-name-complex="David CLM" style:font-size-complex="12pt" style:font-weight-complex="normal"/>
    </style:style>
    <style:style style:name="T5" style:family="text">
      <style:text-properties style:use-window-font-color="true" style:text-position="9% 100%" style:font-name="David CLM" fo:font-size="12pt" fo:font-weight="normal" officeooo:rsid="072bafec" style:font-size-asian="12pt" style:font-weight-asian="normal" style:font-name-complex="David CLM" style:font-size-complex="12pt" style:font-weight-complex="normal"/>
    </style:style>
    <style:style style:name="T6" style:family="text">
      <style:text-properties style:use-window-font-color="true" style:text-position="9% 100%" style:font-name="David CLM" fo:font-size="12pt" fo:font-weight="normal" officeooo:rsid="0734b05c" style:font-size-asian="12pt" style:font-weight-asian="normal" style:font-name-complex="David CLM" style:font-size-complex="12pt" style:font-weight-complex="normal"/>
    </style:style>
    <style:style style:name="T7" style:family="text">
      <style:text-properties style:use-window-font-color="true" style:text-position="9% 100%" style:font-name="David CLM" fo:font-size="12pt" fo:font-weight="normal" officeooo:rsid="0737baaf" style:font-size-asian="12pt" style:font-weight-asian="normal" style:font-name-complex="David CLM" style:font-size-complex="12pt" style:font-weight-complex="normal"/>
    </style:style>
    <style:style style:name="T8" style:family="text">
      <style:text-properties style:use-window-font-color="true" style:text-position="9% 100%" style:font-name="David CLM" fo:font-size="12pt" fo:font-weight="normal" officeooo:rsid="073862a3" style:font-size-asian="12pt" style:font-weight-asian="normal" style:font-name-complex="David CLM" style:font-size-complex="12pt" style:font-weight-complex="normal"/>
    </style:style>
    <style:style style:name="T9" style:family="text">
      <style:text-properties style:use-window-font-color="true" style:text-position="9% 100%" style:font-name="David CLM" fo:font-size="12pt" fo:font-weight="normal" officeooo:rsid="073a3305" style:font-size-asian="12pt" style:font-weight-asian="normal" style:font-name-complex="David CLM" style:font-size-complex="12pt" style:font-weight-complex="normal"/>
    </style:style>
    <style:style style:name="T10" style:family="text">
      <style:text-properties style:use-window-font-color="true" style:text-position="9% 100%" style:font-name="David CLM" fo:font-size="12pt" fo:font-weight="normal" officeooo:rsid="073a5907" style:font-size-asian="12pt" style:font-weight-asian="normal" style:font-name-complex="David CLM" style:font-size-complex="12pt" style:font-weight-complex="normal"/>
    </style:style>
    <style:style style:name="T11" style:family="text">
      <style:text-properties style:use-window-font-color="true" style:text-position="9% 100%" style:font-name="David CLM" fo:font-size="12pt" fo:font-weight="normal" officeooo:rsid="06e928d1" style:font-size-asian="12pt" style:font-weight-asian="normal" style:font-name-complex="David CLM" style:font-size-complex="12pt" style:font-weight-complex="normal"/>
    </style:style>
    <style:style style:name="T12" style:family="text">
      <style:text-properties style:use-window-font-color="true" style:text-position="9% 100%" style:font-name="David CLM" fo:font-size="12pt" fo:font-weight="normal" officeooo:rsid="0727ca83" style:font-size-asian="12pt" style:font-weight-asian="normal" style:font-name-complex="David CLM" style:font-size-complex="12pt" style:font-weight-complex="normal"/>
    </style:style>
    <style:style style:name="T13" style:family="text">
      <style:text-properties style:use-window-font-color="true" style:text-position="9% 100%" style:font-name="David CLM" fo:font-size="12pt" fo:font-weight="normal" officeooo:rsid="073c1b61" style:font-size-asian="12pt" style:font-weight-asian="normal" style:font-name-complex="David CLM" style:font-size-complex="12pt" style:font-weight-complex="normal"/>
    </style:style>
    <style:style style:name="T14" style:family="text">
      <style:text-properties style:use-window-font-color="true" style:text-position="9% 100%" style:font-name="David CLM" fo:font-size="12pt" fo:font-weight="normal" officeooo:rsid="073fa75c" style:font-size-asian="12pt" style:font-weight-asian="normal" style:font-name-complex="David CLM" style:font-size-complex="12pt" style:font-weight-complex="normal"/>
    </style:style>
    <style:style style:name="T15" style:family="text">
      <style:text-properties style:use-window-font-color="true" style:text-position="9% 100%" style:font-name="David CLM" fo:font-size="12pt" fo:font-weight="bold" officeooo:rsid="072e9360" style:font-size-asian="12pt" style:font-weight-asian="bold" style:font-name-complex="David CLM" style:font-size-complex="12pt" style:font-weight-complex="bold"/>
    </style:style>
    <style:style style:name="T16" style:family="text">
      <style:text-properties style:use-window-font-color="true" style:text-position="9% 100%" style:font-name="David CLM" fo:font-size="12pt" fo:font-weight="bold" officeooo:rsid="07303cce" style:font-size-asian="12pt" style:font-weight-asian="bold" style:font-name-complex="David CLM" style:font-size-complex="12pt" style:font-weight-complex="bold"/>
    </style:style>
    <style:style style:name="T17" style:family="text">
      <style:text-properties style:use-window-font-color="true" style:text-position="9% 100%" style:font-name="David CLM" fo:font-size="12pt" fo:font-weight="bold" officeooo:rsid="073a5907" style:font-size-asian="12pt" style:font-weight-asian="bold" style:font-name-complex="David CLM" style:font-size-complex="12pt" style:font-weight-complex="bold"/>
    </style:style>
    <style:style style:name="T18" style:family="text">
      <style:text-properties style:use-window-font-color="true" style:text-position="9% 100%" style:font-name="David CLM" fo:font-size="12pt" fo:font-weight="bold" officeooo:rsid="06e928d1" style:font-size-asian="12pt" style:font-weight-asian="bold" style:font-name-complex="David CLM" style:font-size-complex="12pt" style:font-weight-complex="bold"/>
    </style:style>
    <style:style style:name="T19" style:family="text">
      <style:text-properties style:use-window-font-color="true" style:text-position="9% 100%" style:font-name="David CLM" fo:font-size="12pt" officeooo:rsid="072bafec" style:font-size-asian="12pt" style:font-name-complex="David CLM" style:font-size-complex="12pt" style:font-weight-complex="normal"/>
    </style:style>
    <style:style style:name="T20" style:family="text">
      <style:text-properties style:use-window-font-color="true" style:text-position="9% 100%" style:font-name="David CLM" fo:font-size="12pt" officeooo:rsid="073a5907" style:font-size-asian="12pt" style:font-name-complex="David CLM" style:font-size-complex="12pt" style:font-weight-complex="normal"/>
    </style:style>
    <style:style style:name="T21" style:family="text">
      <style:text-properties style:use-window-font-color="true" style:text-position="9% 100%" style:font-name="David CLM" fo:font-size="12pt" officeooo:rsid="0726b96f" style:font-size-asian="12pt" style:font-name-complex="David CLM" style:font-size-complex="12pt"/>
    </style:style>
    <style:style style:name="T22" style:family="text">
      <style:text-properties style:use-window-font-color="true" style:text-position="9% 100%" style:font-name="David CLM" fo:font-size="12pt" officeooo:rsid="06e928d1" style:font-size-asian="12pt" style:font-name-complex="David CLM" style:font-size-complex="12pt"/>
    </style:style>
    <style:style style:name="T23" style:family="text">
      <style:text-properties style:use-window-font-color="true" style:text-position="9% 100%" style:font-name="David CLM" fo:font-size="12pt" officeooo:rsid="0727ca83" style:font-size-asian="12pt" style:font-name-complex="David CLM" style:font-size-complex="12pt"/>
    </style:style>
    <style:style style:name="T24" style:family="text">
      <style:text-properties style:use-window-font-color="true" style:text-position="9% 100%" style:font-name="David CLM" fo:font-size="12pt" officeooo:rsid="06ea57d1" style:font-size-asian="12pt" style:font-name-complex="David CLM" style:font-size-complex="12pt"/>
    </style:style>
    <style:style style:name="T25" style:family="text">
      <style:text-properties style:use-window-font-color="true" style:text-position="9% 100%" style:font-name="David CLM" fo:font-size="12pt" officeooo:rsid="07292b6c" style:font-size-asian="12pt" style:font-name-complex="David CLM" style:font-size-complex="12pt"/>
    </style:style>
    <style:style style:name="T26" style:family="text">
      <style:text-properties style:use-window-font-color="true" style:text-position="9% 100%" style:font-name="David CLM" fo:font-size="12pt" officeooo:rsid="072af6c7" style:font-size-asian="12pt" style:font-name-complex="David CLM" style:font-size-complex="12pt"/>
    </style:style>
    <style:style style:name="T27" style:family="text">
      <style:text-properties style:use-window-font-color="true" style:text-position="9% 100%" officeooo:rsid="073fa75c"/>
    </style:style>
    <style:style style:name="T28" style:family="text">
      <style:text-properties style:font-name="Monospace" officeooo:rsid="0741baa7" style:font-size-asian="10.5pt" style:font-name-complex="David CLM1" style:font-weight-complex="normal"/>
    </style:style>
    <style:style style:name="T29" style:family="text">
      <style:text-properties style:font-name="Monospace" officeooo:rsid="07431ed7" style:font-size-asian="10.5pt" style:font-name-complex="David CLM1" style:font-weight-complex="normal"/>
    </style:style>
    <style:style style:name="T30" style:family="text">
      <style:text-properties officeooo:rsid="0741baa7"/>
    </style:style>
    <style:style style:name="T31" style:family="text">
      <style:text-properties officeooo:rsid="07431ed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חלוקה הוגנת של חפצים בדידים - מבוא</text:h>
      <text:p text:style-name="P8"><text:span text:style-name="T28">בשיעור </text:span>זה נתחיל לעסוק בחלוקת חפצים<text:span text:style-name="הבחנה"> בדידים </text:span>(באנגלית: discrete או indivisible), לדוגמה: בתים, תכשיטים, מקומות בקורס, או משימות לביצוע. <text:s/>חפץ בדיד הוא חפץ שאי־אפשר לחתוך – יש לתת אותו בשלמותו לשחקן אחד. זאת, בניגוד למשאבים <text:span text:style-name="הבחנה">רציפים</text:span>, שבהם עסקנו בפרקים הקודמים, לדוגמה: עוגה, קרקע, או זמן, שאפשר לחתוך לחתיכות קטנות כרצוננו.</text:p>
      <text:p text:style-name="P10"/>
      <text:p text:style-name="P8">כאשר החפצים שיש לחלק הם בדידים, אי־אפשר להבטיח את תנאי ההוגנות שהגדרנו בפרקים הקודמים. לדוגמה, נניח שיש שני שחקנים ומספר איזוגי של חפצים זהים. בכל דרך שבה נחלק את החפצים, אחד מהשחקנים יקבל פחות ממחצית מהחפצים – ולכן החלוקה לא תהיה פרופורציונלית. אחד מהשחקנים יקבל פחות מהשחקן השני – ולכן החלוקה לא תהיה ללא-קנאה. <text:span text:style-name="T29">ישנן</text:span> כמה גישות שונות להתמודדות עם אתגר זה.</text:p>
      <text:p text:style-name="P10"/>
      <text:p text:style-name="P8">א. <text:span text:style-name="מושג_2b_הבחנה">קירוב</text:span>. נשאף להשיג חלוקה שהיא "כמעט" הוגנת, או הוגנת בקירוב. למשל, כשיש 101 חפצים זהים, ניתן 50 לשחקן אחד ו־51 לשחקן השני, כך שהחלוקה תהיה ללא קנאה עד-כדי חפץ אחד.</text:p>
      <text:p text:style-name="P10"/>
      <text:p text:style-name="P8">ב. <text:span text:style-name="מושג_2b_הבחנה">מיטוב</text:span>. נשאף להשיג את החלוקה ההוגנת ביותר האפשרית, לפי מספר עקרונות שנגדיר במדוייק. במקרה של חפצים זהים, התוצאה תהיה זהה לתוצאה הקודמת: 50 לשחקן אחד ו-51 לשחקן השני. אולם כשהחפצים שונים, התוצאות עשויות להיות יעילות יותר.</text:p>
      <text:p text:style-name="P10"/>
      <text:p text:style-name="P8">ג. <text:span text:style-name="מושג_2b_הבחנה">שיתוף</text:span>. נשאיר מספר קטן של חפצים בבעלות משותפת בין שני שחקנים או יותר. למשל, כשיש 101 חפצים זהים, ניתן 50 לכל שחקן, והחפץ ה־101 יישאר בבעלות משותפת, כך שכל שחקן יקבל 50.5 חפצים. נשאף לשתף כמה שפחות חפצים.</text:p>
      <text:p text:style-name="P10"/>
      <text:p text:style-name="P8">ד. <text:span text:style-name="מושג_2b_הבחנה">כסף</text:span>. ניתן פיצוי כספי לשחקן המקבל פחות חפצים, או נדרוש פיצוי כספי משחקן המקבל יותר חפצים, כך שלא יקנאו. למשל, כשיש 101 חפצים זהים, ניתן 50 לשחקן אחד ו־51 לשחקן השני, והשני ישלם לראשון סכום־כסף מסויים. פתרון זה נקרא, בשפת השמאים, "תשלומי איזון". </text:p>
      <text:p text:style-name="P7"><text:span text:style-name="T14">ה. </text:span><text:span text:style-name="מושג_2b_הבחנה"><text:span text:style-name="T27">הגרלה</text:span></text:span><text:span text:style-name="T14">. נחלק את החפצים באקראי, כך שהחלוקה תהיה הוגנת בממוצע (בתוחלת). למשל, כשיש 101 חפצים זהים, ניתן 50 לשחקן אחד ו־50 לשחקן השני, ונטיל מטבע הוגן כדי להחליט למי לתת את החפץ ה־101.</text:span></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achlieli CLM3"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Nachlieli CLM1" svg:font-family="'Nachlieli CLM'"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2" svg:font-family="'Nachlieli CLM'" style:font-family-generic="roman" style:font-pitch="variable"/>
    <style:font-face style:name="OpenSymbol1"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3"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3"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3"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2"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2"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2"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2"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2"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2"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2"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2"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2"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2"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2"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2"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2"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2"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2"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2"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2"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2"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2"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2"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2"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2"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2"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2"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2"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2"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2"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2"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2"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2"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2"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2"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2"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2"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2"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2"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2"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2"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2"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2"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2"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2"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2"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2"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2"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2"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2"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2"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2"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2"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2"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2"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2"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2"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2"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2"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2"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2"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2"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2"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2"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2"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2"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2"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2"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2"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2"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2"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2"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2"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2"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2"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2"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2"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2"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2"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2"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2"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2"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2"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2"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2"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2"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1"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2"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2"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2"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2"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2"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2"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2" style:display-name="Default_2"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2"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4" style:display-name="Default_4"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2"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1_5f_1" style:display-name="Default_1_1"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2"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2"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חצי_20_שורה" style:display-name="חצי שורה" style:family="paragraph" style:parent-style-name="Standard" style:default-outline-level="">
      <style:paragraph-properties fo:line-height="0.0972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מושג" style:family="text" style:parent-style-name="Default_20_Paragraph_20_Font">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1pt" style:font-style-complex="normal" style:font-weight-complex="bold"/>
    </style:style>
    <style:style style:name="מושג_2b_הבחנה" style:display-name="מושג+הבחנה" style:family="text" style:parent-style-name="מושג">
      <style:text-properties style:font-name="Arial" fo:font-family="Arial" style:font-family-generic="roman" style:font-pitch="variable" fo:font-size="10.5pt" fo:letter-spacing="0.0071in" fo:font-weight="bold" style:font-size-asian="10.5pt" style:font-weight-asian="bold" style:font-name-complex="Arial1" style:font-family-complex="Arial" style:font-family-generic-complex="system" style:font-pitch-complex="variable" style:font-size-complex="11.5pt" style:font-style-complex="normal" style:font-weight-complex="bold"/>
    </style:style>
    <style:style style:name="הבחנה" style:family="text" style:parent-style-name="Default_20_Paragraph_20_Font">
      <style:text-properties style:font-name="Arial" fo:font-family="Arial" style:font-family-generic="roman" style:font-pitch="variable" fo:letter-spacing="0.0043in" style:font-name-complex="Arial1" style:font-family-complex="Arial" style:font-family-generic-complex="system" style:font-pitch-complex="variable" style:text-scale="11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1</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1-04T18:18:28.350895855</meta:creation-date>
    <meta:generator>LibreOffice/6.4.7.2$Linux_X86_64 LibreOffice_project/40$Build-2</meta:generator>
    <dc:date>2022-10-20T08:15:39.354271675</dc:date>
    <meta:editing-duration>P15DT9M15S</meta:editing-duration>
    <meta:editing-cycles>1661</meta:editing-cycles>
    <dc:creator>Erel Segal-Halevi</dc:creator>
    <meta:document-statistic meta:table-count="0" meta:image-count="0" meta:object-count="0" meta:page-count="1" meta:paragraph-count="10" meta:word-count="308" meta:character-count="1749" meta:non-whitespace-character-count="1446"/>
  </office:meta>
</office:document-meta>
</file>